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5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NE SMTP and OPS open issu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ktor Dukhovni</text:p>
            <text:p>Two Sigma</text:p>
            <text:p>&amp;</text:p>
            <text:p>Wes Hardaker</text:p>
            <text:p/>
            <text:p>IETF 89, London</text:p>
            <text:p>March 2014</text:p>
          </draw:text-box>
        </draw:frame>
        <draw:frame draw:style-name="gr1" draw:layer="layout" svg:width="3.393cm" svg:height="1.185cm" svg:x="25.519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 discovery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MTP is opportunistic and unauthenticated</text:p>
                <text:list>
                  <text:list-item>
                    <text:p>STARTTLS downgrade, MX name checks problematic</text:p>
                  </text:list-item>
                  <text:list-item>
                    <text:p><text:span text:style-name="T1">Too many (and yet too few) trusted CAs</text:span></text:p>
                  </text:list-item>
                </text:list>
              </text:list-item>
              <text:list-item>
                <text:p>DANE enables downgrade-resistant opportunistic TLS</text:p>
                <text:list>
                  <text:list-item>
                    <text:p>Provided the TLSA RRset can be used for discovery</text:p>
                  </text:list-item>
                  <text:list-item>
                    <text:p>No significant increase in DNS workload</text:p>
                  </text:list-item>
                  <text:list-item>
                    <text:p>SMTP tolerates modest latency</text:p>
                  </text:list-item>
                  <text:list-item>
                    <text:p>MTA hosts can make use of proximate caching resolvers</text:p>
                  </text:list-item>
                  <text:list-item>
                    <text:p>Many DNS lookups are already being done</text:p>
                    <text:list>
                      <text:list-item>
                        <text:p>RBL lookups, SPF lookups, DKIM lookups, PTR lookups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NE-EE(3) cert semantics</text:p>
          </draw:text-box>
        </draw:frame>
        <draw:frame presentation:style-name="pr5" draw:layer="layout" svg:width="26.6cm" svg:height="15.152cm" svg:x="1.4cm" svg:y="4.914cm" presentation:class="outline" presentation:user-transformed="true">
          <draw:text-box>
            <text:list text:style-name="L3">
              <text:list-item>
                <text:p>Goals:</text:p>
                <text:list>
                  <text:list-item>
                    <text:p>No surprise failures</text:p>
                  </text:list-item>
                  <text:list-item>
                    <text:p>Server operator chooses timing of key rotation</text:p>
                  </text:list-item>
                </text:list>
              </text:list-item>
              <text:list-item>
                <text:p>Selector Cert(0) vs. SPKI(1) beyond matching?</text:p>
                <text:p/>
              </text:list-item>
              <text:list-item>
                <text:p>Decisions:</text:p>
                <text:list>
                  <text:list-item>
                    <text:p>Ignore expiration date with either or both?</text:p>
                  </text:list-item>
                  <text:list-item>
                    <text:p>Ignore EKU “purpose” with either or both?<text:tab/></text:p>
                  </text:list-item>
                  <text:list-item>
                    <text:p>Match TLSA and ignore “everything”else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3cm" svg:height="1.185cm" svg:x="25.519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NE-TA(2) semantics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elector</text:p>
                <text:list>
                  <text:list-item>
                    <text:p>Cert(0) and SPKI(1) vs. TA cert content?</text:p>
                  </text:list-item>
                  <text:list-item>
                    <text:p>SPKI(1): only SPKI covered by TLSA</text:p>
                  </text:list-item>
                </text:list>
              </text:list-item>
              <text:list-item>
                <text:p>Bare key: SPKI(1) Full(0)</text:p>
                <text:list>
                  <text:list-item>
                    <text:p>Must clients support this absent corresponding cert in peer chain?</text:p>
                  </text:list-item>
                  <text:list-item>
                    <text:p>Otherwise, this combination is mere DNS bloat?</text:p>
                    <text:list>
                      <text:list-item>
                        <text:p>How paranoid are we about SHA2-256 anyway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93cm" svg:height="1.185cm" svg:x="25.519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3">Attacker of DNSSEC can publish usage 2 or 3</text:span></text:p>
                      <text:list>
                        <text:list-item>
                          <text:p><text:span text:style-name="T3">For selected high-value destinations where DNSSEC trust is not sufficient sone can use explicitly selected CAs with traditional PKI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gest Algorithm Agility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Use only best mtype != 0 per usage/selector?</text:p>
              </text:list-item>
              <text:list-item>
                <text:p>Which mtype (digest) is the best?</text:p>
                <text:list>
                  <text:list-item>
                    <text:p>It is the client's policy!</text:p>
                  </text:list-item>
                </text:list>
              </text:list-item>
              <text:list-item>
                <text:p>Handling of non-conforming records?</text:p>
                <text:list>
                  <text:list-item>
                    <text:p>Suppose TLSA RRset has 2 x “3 1 1” and 1 x “3 1 2”</text:p>
                  </text:list-item>
                  <text:list-item>
                    <text:p>Likely “3 1 2” is not sufficiently comprehensive</text:p>
                  </text:list-item>
                  <text:list-item>
                    <text:p>Good RRsets have <text:span text:style-name="T4">n</text:span> x “3 1 1” and same <text:span text:style-name="T4">n</text:span> x “3 1 2” </text:p>
                  </text:list-item>
                </text:list>
              </text:list-item>
              <text:list-item>
                <text:p>Which document? SMTP, OPS, SRV, DANEbis</text:p>
              </text:list-item>
            </text:list>
          </draw:text-box>
        </draw:frame>
        <draw:frame draw:style-name="gr1" draw:layer="layout" svg:width="3.393cm" svg:height="1.185cm" svg:x="25.519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NAME process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panded CNAME as best TLSA base domain</text:p>
                <text:list>
                  <text:list-item>
                    <text:p>Better support for hosting</text:p>
                  </text:list-item>
                  <text:list-item>
                    <text:p>Kerberos precedent, easier to administer</text:p>
                  </text:list-item>
                  <text:list-item>
                    <text:p>Better name check semantics with TLD DNAMEs</text:p>
                  </text:list-item>
                </text:list>
              </text:list-item>
              <text:list-item>
                <text:p>Fallback to unexpanded CNAME when expansion is “insecur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A lookup suppress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Avoid TLSA lookup</text:p>
                <text:list>
                  <text:list-item>
                    <text:p>When candidate TLS base domain contains “insecure” A/AAAA record or “insecure” CNAME</text:p>
                  </text:list-item>
                  <text:list-item>
                    <text:p>Don't support DLV between base domain and _port._proto prefix</text:p>
                  </text:list-item>
                  <text:list-item>
                    <text:p>Rationale: DNS load-balancers serving “insecure” zones have fragile DNS stacks. <text:s/>Misbehave when unexpected RRtype is request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3cm" svg:height="1.185cm" svg:x="25.519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mixed PKI m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ot much sense in PKIX-TA(0) or PKIX-EE(1) when DANE-TA(2) or DANE-EE(3) are supported</text:p>
              </text:list-item>
              <text:list-item>
                <text:p>And conversely not much sense in allowing DANE-EE(3) or DANE-TA(2) when public CA verification is desired</text:p>
              </text:list-item>
              <text:list-item>
                <text:p>Where reasonable, protocols should choose one or the other pai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3:54:44</meta:creation-date>
    <dc:date>2014-02-24T22:52:58.202215404</dc:date>
    <meta:editing-duration>P1DT9H23M36S</meta:editing-duration>
    <meta:editing-cycles>53</meta:editing-cycles>
    <meta:generator>LibreOffice/4.1.4.2$Linux_X86_64 LibreOffice_project/410$Build-2</meta:generator>
    <meta:document-statistic meta:object-count="58"/>
  </office:meta>
</office:document-meta>
</file>